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-cw-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 text:style-name="P6">Provide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 prepared to present in exercise session</text:p>
                <text:list>
                  <text:list-item>
                    <text:p>1min. for each question / slide (3min. in total)</text:p>
                  </text:list-item>
                  <text:list-item>
                    <text:p>1min. for an additional question we will 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15H48M51S</meta:editing-duration>
    <meta:editing-cycles>12</meta:editing-cycles>
    <meta:generator>LibreOffice/6.0.7.3$Linux_X86_64 LibreOffice_project/00m0$Build-3</meta:generator>
    <dc:date>2020-11-18T11:58:00.261768872</dc:date>
    <meta:document-statistic meta:object-count="98"/>
  </office:meta>
</office:document-meta>
</file>